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9dd" officeooo:paragraph-rsid="001e69dd"/>
    </style:style>
    <style:style style:name="P2" style:family="paragraph" style:parent-style-name="Standard">
      <style:text-properties officeooo:rsid="001fcea2" officeooo:paragraph-rsid="001fcea2"/>
    </style:style>
    <style:style style:name="P3" style:family="paragraph" style:parent-style-name="Standard">
      <style:text-properties officeooo:rsid="0020d246" officeooo:paragraph-rsid="0020d246"/>
    </style:style>
    <style:style style:name="T1" style:family="text">
      <style:text-properties officeooo:rsid="001fcea2"/>
    </style:style>
    <style:style style:name="T2" style:family="text">
      <style:text-properties officeooo:rsid="0020d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  <text:p text:style-name="P2">Materials and Methods (1)</text:p>
      <text:p text:style-name="P2"/>
      <text:p text:style-name="P2">- Algal Material, Growth Conditions, and Sample Collection</text:p>
      <text:p text:style-name="P2">- RNA-Seq Data Generation and Processing</text:p>
      <text:p text:style-name="P2">- SWATH proteomics Data Generation and Processing</text:p>
      <text:p text:style-name="P2">- Cell cytometry data Generation and Processing</text:p>
      <text:p text:style-name="P2">- Pulse-Amplitude-Modulation Fluorometry</text:p>
      <text:p text:style-name="P2">- Starch Content Data Generation and Processing<text:line-break/>- Carotenoid Content Data Generation and Processing<text:line-break/>- Rhythmic Patterns Detection and Characterization</text:p>
      <text:p text:style-name="P2"/>
      <text:p text:style-name="P3">(9 de Mayo)</text:p>
      <text:p text:style-name="P2"/>
      <text:p text:style-name="P2">Hypothesis and Objetives</text:p>
      <text:p text:style-name="P2"/>
      <text:p text:style-name="P1"/>
      <text:p text:style-name="P2">Results</text:p>
      <text:p text:style-name="P1">Chapter 1. <text:s/><text:span text:style-name="T2">(30 - 40)</text:span><text:line-break/>AlgaeFUN with MARACAS</text:p>
      <text:p text:style-name="P1">Chlorophyta</text:p>
      <text:p text:style-name="P1">Tabla con las características genómicas y fisiológicas. </text:p>
      <text:p text:style-name="P1"/>
      <text:p text:style-name="P1">C<text:span text:style-name="T1">hapter 2. </text:span></text:p>
      <text:p text:style-name="P2">Paper de Haematococcus. </text:p>
      <text:p text:style-name="P2"/>
      <text:p text:style-name="P3">(23 de Mayo)</text:p>
      <text:p text:style-name="P2"/>
      <text:p text:style-name="P2">Chapter 3. </text:p>
      <text:p text:style-name="P3">Transcriptomics diurnal/seasonal. </text:p>
      <text:p text:style-name="P3"/>
      <text:p text:style-name="P3">Chapter 4. </text:p>
      <text:p text:style-name="P3">Proteomics diurnal/seanol. </text:p>
      <text:p text:style-name="P3"/>
      <text:p text:style-name="P3">Chapter 5. </text:p>
      <text:p text:style-name="P3">Physiological. Integration</text:p>
      <text:p text:style-name="P3"/>
      <text:p text:style-name="P3">Discussions</text:p>
      <text:p text:style-name="P3"/>
      <text:p text:style-name="P3">Results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50:23.964719485</meta:creation-date>
    <dc:date>2022-04-21T14:22:27.975026081</dc:date>
    <meta:editing-duration>PT1M23S</meta:editing-duration>
    <meta:editing-cycles>1</meta:editing-cycles>
    <meta:document-statistic meta:table-count="0" meta:image-count="0" meta:object-count="0" meta:page-count="1" meta:paragraph-count="25" meta:word-count="101" meta:character-count="758" meta:non-whitespace-character-count="673"/>
    <meta:generator>LibreOffice/6.4.7.2$Linux_X86_64 LibreOffice_project/40$Build-2</meta:generator>
  </office:meta>
</office:document-meta>
</file>